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fo:font-variant="small-caps" style:font-name="Ringside Regular1" fo:font-weight="250" officeooo:rsid="00a92738" style:font-weight-asian="normal" style:font-weight-complex="normal"/>
    </style:style>
    <style:style style:name="T11" style:family="text">
      <style:text-properties fo:font-variant="small-caps" style:text-position="5% 100%" style:font-name="Ringside Regular1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091886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2091937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209194752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0919040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20912230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209122560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20912281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20912307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209123584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09123840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20918374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09124864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209191936">
                <table:table-cell table:style-name="SoftwareEngineer.A1" office:value-type="string">
                  <text:p text:style-name="Table_20_Subheading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209192704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209192448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209193216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209193472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209195520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20918323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20918400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209072384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6-01T16:01:47.850670430</dc:date>
    <meta:editing-duration>PT4H49M13S</meta:editing-duration>
    <meta:editing-cycles>144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